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TeX Gyre Pagella" svg:font-family="'TeX Gyre Pagella'"/>
    <style:font-face style:name="TeX Gyre Schola1" svg:font-family="'TeX Gyre Schola'"/>
    <style:font-face style:name="Verdana" svg:font-family="Verdana, Arial, Helvetica, sans-serif"/>
    <style:font-face style:name="TeX Gyre Schola" svg:font-family="'TeX Gyre Schola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color="#ff0000" loext:opacity="100%" style:font-name="TeX Gyre Schola" fo:font-size="14pt" officeooo:paragraph-rsid="0005c65d" style:font-size-asian="14pt" style:font-size-complex="14pt"/>
    </style:style>
    <style:style style:name="P2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ff0000" loext:opacity="100%" style:font-name="TeX Gyre Schola" fo:font-size="14pt" fo:letter-spacing="normal" fo:font-style="normal" fo:font-weight="normal" officeooo:rsid="0006c02e" officeooo:paragraph-rsid="0006c02e" style:font-size-asian="14pt" style:font-size-complex="14pt"/>
    </style:style>
    <style:style style:name="P3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ff0000" loext:opacity="100%" style:font-name="TeX Gyre Schola" fo:font-size="14pt" fo:letter-spacing="normal" fo:font-style="normal" fo:font-weight="normal" officeooo:rsid="000e0110" officeooo:paragraph-rsid="000e0110" style:font-size-asian="14pt" style:font-size-complex="14pt"/>
    </style:style>
    <style:style style:name="P4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ff0000" loext:opacity="100%" style:font-name="TeX Gyre Schola" fo:font-size="14pt" fo:letter-spacing="normal" fo:font-style="normal" fo:font-weight="normal" officeooo:rsid="000a5be7" officeooo:paragraph-rsid="0005c65d" style:font-size-asian="14pt" style:font-size-complex="14pt"/>
    </style:style>
    <style:style style:name="P5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202124" loext:opacity="100%" style:font-name="TeX Gyre Schola" fo:font-size="14pt" fo:letter-spacing="normal" fo:font-style="normal" fo:font-weight="normal" officeooo:paragraph-rsid="0006c02e" style:font-size-asian="14pt" style:font-size-complex="14pt"/>
    </style:style>
    <style:style style:name="P6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202124" loext:opacity="100%" style:font-name="TeX Gyre Schola" fo:font-size="14pt" fo:letter-spacing="normal" fo:font-style="normal" fo:font-weight="normal" officeooo:rsid="0005c65d" officeooo:paragraph-rsid="0005c65d" style:font-size-asian="14pt" style:font-size-complex="14pt"/>
    </style:style>
    <style:style style:name="P7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202124" loext:opacity="100%" style:font-name="TeX Gyre Schola" fo:font-size="14pt" fo:letter-spacing="normal" fo:font-style="normal" fo:font-weight="normal" officeooo:paragraph-rsid="0005c65d" style:font-size-asian="14pt" style:font-size-complex="14pt"/>
    </style:style>
    <style:style style:name="P8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202124" loext:opacity="100%" style:font-name="TeX Gyre Schola" fo:font-size="14pt" fo:letter-spacing="normal" fo:font-style="normal" fo:font-weight="normal" officeooo:paragraph-rsid="000c288d" style:font-size-asian="14pt" style:font-size-complex="14pt"/>
    </style:style>
    <style:style style:name="P9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202124" loext:opacity="100%" style:font-name="TeX Gyre Schola" fo:font-size="14pt" fo:letter-spacing="normal" fo:font-style="normal" fo:font-weight="normal" officeooo:rsid="0007583b" officeooo:paragraph-rsid="0007583b" style:font-size-asian="14pt" style:font-size-complex="14pt"/>
    </style:style>
    <style:style style:name="P10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202124" loext:opacity="100%" style:font-name="TeX Gyre Schola" fo:font-size="14pt" fo:letter-spacing="normal" fo:font-style="normal" fo:font-weight="normal" officeooo:rsid="0007c8ce" officeooo:paragraph-rsid="0007c8ce" style:font-size-asian="14pt" style:font-size-complex="14pt"/>
    </style:style>
    <style:style style:name="P11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202124" loext:opacity="100%" style:font-name="TeX Gyre Schola" fo:font-size="14pt" fo:letter-spacing="normal" fo:font-style="normal" fo:font-weight="normal" officeooo:rsid="000dcfbd" officeooo:paragraph-rsid="000dcfbd" style:font-size-asian="14pt" style:font-size-complex="14pt"/>
    </style:style>
    <style:style style:name="P12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202124" loext:opacity="100%" style:font-name="TeX Gyre Schola" fo:font-size="14pt" fo:letter-spacing="normal" fo:font-style="normal" fo:font-weight="normal" officeooo:rsid="000e0110" officeooo:paragraph-rsid="000e0110" style:font-size-asian="14pt" style:font-size-complex="14pt"/>
    </style:style>
    <style:style style:name="P13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202124" loext:opacity="100%" style:font-name="TeX Gyre Schola" fo:font-size="24pt" fo:letter-spacing="normal" fo:font-style="normal" fo:font-weight="normal" officeooo:rsid="001c3a56" officeooo:paragraph-rsid="001c3a56" style:font-size-asian="24pt" style:font-size-complex="24pt"/>
    </style:style>
    <style:style style:name="P14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officeooo:paragraph-rsid="0005c65d"/>
    </style:style>
    <style:style style:name="P15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officeooo:paragraph-rsid="00284e4a"/>
    </style:style>
    <style:style style:name="P16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officeooo:paragraph-rsid="0028e4b8"/>
    </style:style>
    <style:style style:name="P17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officeooo:paragraph-rsid="002a57a7"/>
    </style:style>
    <style:style style:name="P18" style:family="paragraph" style:parent-style-name="Standard">
      <style:paragraph-properties fo:text-align="justify" style:justify-single-word="false"/>
      <style:text-properties style:font-name="TeX Gyre Schola" fo:font-size="14pt" style:font-size-asian="14pt" style:font-size-complex="14pt"/>
    </style:style>
    <style:style style:name="P19" style:family="paragraph" style:parent-style-name="Standard">
      <style:paragraph-properties fo:text-align="justify" style:justify-single-word="false"/>
      <style:text-properties style:font-name="TeX Gyre Schola" fo:font-size="14pt" officeooo:paragraph-rsid="002e3a28" style:font-size-asian="14pt" style:font-size-complex="14pt"/>
    </style:style>
    <style:style style:name="P20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ff0000" loext:opacity="100%" style:font-name="TeX Gyre Schola" fo:font-size="14pt" fo:letter-spacing="normal" fo:font-style="italic" fo:font-weight="normal" officeooo:rsid="002e3a28" officeooo:paragraph-rsid="002e3a28" style:font-size-asian="14pt" style:font-style-asian="italic" style:font-size-complex="14pt" style:font-style-complex="italic"/>
    </style:style>
    <style:style style:name="P21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ff0000" loext:opacity="100%" style:font-name="TeX Gyre Schola" fo:font-size="14pt" fo:letter-spacing="normal" fo:font-style="normal" fo:font-weight="normal" officeooo:paragraph-rsid="000e0110" style:font-size-asian="14pt" style:font-size-complex="14pt"/>
    </style:style>
    <style:style style:name="P22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ff0000" loext:opacity="100%" style:font-name="TeX Gyre Schola" fo:font-size="14pt" fo:letter-spacing="normal" fo:font-style="normal" fo:font-weight="normal" officeooo:paragraph-rsid="0007c8ce" style:font-size-asian="14pt" style:font-weight-asian="normal" style:font-size-complex="14pt" style:font-weight-complex="normal"/>
    </style:style>
    <style:style style:name="P23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ff0000" loext:opacity="100%" style:font-name="TeX Gyre Schola" fo:font-size="14pt" fo:letter-spacing="normal" fo:font-style="italic" fo:font-weight="normal" officeooo:rsid="0026800c" officeooo:paragraph-rsid="0026800c" style:font-size-asian="14pt" style:font-style-asian="italic" style:font-size-complex="14pt" style:font-style-complex="italic"/>
    </style:style>
    <style:style style:name="P24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ff0000" loext:opacity="100%" style:font-name="TeX Gyre Schola" fo:font-size="14pt" fo:letter-spacing="normal" fo:font-style="italic" fo:font-weight="normal" officeooo:paragraph-rsid="0005c65d" style:font-size-asian="14pt" style:font-style-asian="italic" style:font-size-complex="14pt" style:font-style-complex="italic"/>
    </style:style>
    <style:style style:name="P25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000000" loext:opacity="100%" style:font-name="TeX Gyre Schola" fo:font-size="14pt" fo:letter-spacing="normal" fo:font-style="normal" fo:font-weight="normal" officeooo:rsid="00284e4a" officeooo:paragraph-rsid="00284e4a" style:font-size-asian="14pt" style:font-size-complex="14pt"/>
    </style:style>
    <style:style style:name="P26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202124" loext:opacity="100%" style:font-name="TeX Gyre Schola" fo:font-size="14pt" fo:letter-spacing="normal" fo:font-style="normal" fo:font-weight="normal" officeooo:rsid="000dcfbd" officeooo:paragraph-rsid="000dcfbd" style:font-size-asian="14pt" style:font-size-complex="14pt"/>
    </style:style>
    <style:style style:name="P27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202124" loext:opacity="100%" style:font-name="TeX Gyre Schola" fo:font-size="14pt" fo:letter-spacing="normal" fo:font-style="normal" fo:font-weight="normal" officeooo:paragraph-rsid="0005c65d" style:font-size-asian="14pt" style:font-size-complex="14pt"/>
    </style:style>
    <style:style style:name="P28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202124" loext:opacity="100%" style:font-name="TeX Gyre Schola" fo:font-size="14pt" fo:letter-spacing="normal" fo:font-style="normal" fo:font-weight="normal" officeooo:paragraph-rsid="000c288d" style:font-size-asian="14pt" style:font-size-complex="14pt"/>
    </style:style>
    <style:style style:name="P29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202124" loext:opacity="100%" style:font-name="TeX Gyre Schola" fo:font-size="14pt" fo:letter-spacing="normal" fo:font-style="normal" fo:font-weight="normal" officeooo:paragraph-rsid="000e0110" style:font-size-asian="14pt" style:font-size-complex="14pt"/>
    </style:style>
    <style:style style:name="P30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202124" loext:opacity="100%" style:font-name="TeX Gyre Schola" fo:font-size="14pt" fo:letter-spacing="normal" fo:font-style="normal" fo:font-weight="normal" officeooo:rsid="0007583b" officeooo:paragraph-rsid="0007583b" style:font-size-asian="14pt" style:font-size-complex="14pt"/>
    </style:style>
    <style:style style:name="P31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style:use-window-font-color="true" loext:opacity="0%" style:font-name="TeX Gyre Schola" fo:font-size="14pt" fo:letter-spacing="normal" fo:font-style="normal" fo:font-weight="normal" officeooo:rsid="00284e4a" officeooo:paragraph-rsid="003023cf" style:font-size-asian="14pt" style:font-size-complex="14pt"/>
    </style:style>
    <style:style style:name="P32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officeooo:paragraph-rsid="0006c02e"/>
    </style:style>
    <style:style style:name="P33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officeooo:paragraph-rsid="002e3a28"/>
    </style:style>
    <style:style style:name="P34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officeooo:paragraph-rsid="0007c8ce"/>
    </style:style>
    <style:style style:name="P35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officeooo:paragraph-rsid="0005c65d"/>
    </style:style>
    <style:style style:name="P36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officeooo:paragraph-rsid="00224290"/>
    </style:style>
    <style:style style:name="P37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officeooo:paragraph-rsid="002fa7b7"/>
    </style:style>
    <style:style style:name="P38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officeooo:paragraph-rsid="003023cf"/>
    </style:style>
    <style:style style:name="P39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style:font-name="TeX Gyre Schola" fo:font-size="14pt" officeooo:paragraph-rsid="003023cf" style:font-size-asian="14pt" style:font-size-complex="14pt"/>
    </style:style>
    <style:style style:name="T1" style:family="text">
      <style:text-properties fo:font-variant="normal" fo:text-transform="none" fo:color="#202124" loext:opacity="100%" style:font-name="TeX Gyre Schola" fo:font-size="14pt" fo:letter-spacing="normal" fo:font-style="normal" fo:font-weight="normal" style:font-size-asian="14pt" style:font-size-complex="14pt"/>
    </style:style>
    <style:style style:name="T2" style:family="text">
      <style:text-properties fo:font-variant="normal" fo:text-transform="none" fo:color="#202124" loext:opacity="100%" style:font-name="TeX Gyre Schola" fo:font-size="14pt" fo:letter-spacing="normal" fo:font-style="normal" fo:font-weight="normal" officeooo:rsid="0006c02e" style:font-size-asian="14pt" style:font-size-complex="14pt"/>
    </style:style>
    <style:style style:name="T3" style:family="text">
      <style:text-properties fo:font-variant="normal" fo:text-transform="none" fo:color="#202124" loext:opacity="100%" style:font-name="TeX Gyre Schola" fo:font-size="14pt" fo:letter-spacing="normal" fo:font-style="normal" fo:font-weight="normal" officeooo:rsid="0019d60a" style:font-size-asian="14pt" style:font-size-complex="14pt"/>
    </style:style>
    <style:style style:name="T4" style:family="text">
      <style:text-properties fo:font-variant="normal" fo:text-transform="none" fo:color="#202124" loext:opacity="100%" style:font-name="TeX Gyre Schola" fo:font-size="14pt" fo:letter-spacing="normal" fo:font-style="normal" fo:font-weight="normal" officeooo:rsid="001ae06f" style:font-size-asian="14pt" style:font-size-complex="14pt"/>
    </style:style>
    <style:style style:name="T5" style:family="text">
      <style:text-properties fo:font-variant="normal" fo:text-transform="none" fo:color="#202124" loext:opacity="100%" style:font-name="TeX Gyre Schola" fo:font-size="14pt" fo:letter-spacing="normal" fo:font-style="normal" fo:font-weight="normal" officeooo:rsid="0007c8ce" style:font-size-asian="14pt" style:font-size-complex="14pt"/>
    </style:style>
    <style:style style:name="T6" style:family="text">
      <style:text-properties fo:font-variant="normal" fo:text-transform="none" fo:color="#202124" loext:opacity="100%" style:font-name="TeX Gyre Schola" fo:font-size="14pt" fo:letter-spacing="normal" fo:font-style="normal" fo:font-weight="normal" officeooo:rsid="00212a13" style:font-size-asian="14pt" style:font-size-complex="14pt"/>
    </style:style>
    <style:style style:name="T7" style:family="text">
      <style:text-properties fo:font-variant="normal" fo:text-transform="none" fo:color="#202124" loext:opacity="100%" style:font-name="TeX Gyre Schola" fo:font-size="14pt" fo:letter-spacing="normal" fo:font-style="normal" fo:font-weight="normal" officeooo:rsid="00224290" style:font-size-asian="14pt" style:font-size-complex="14pt"/>
    </style:style>
    <style:style style:name="T8" style:family="text">
      <style:text-properties fo:font-variant="normal" fo:text-transform="none" fo:color="#202124" loext:opacity="100%" style:font-name="TeX Gyre Schola" fo:font-size="14pt" fo:letter-spacing="normal" fo:font-style="normal" fo:font-weight="normal" officeooo:rsid="000a5be7" style:font-size-asian="14pt" style:font-size-complex="14pt"/>
    </style:style>
    <style:style style:name="T9" style:family="text">
      <style:text-properties fo:font-variant="normal" fo:text-transform="none" fo:color="#202124" loext:opacity="100%" style:font-name="TeX Gyre Schola" fo:font-size="14pt" fo:letter-spacing="normal" fo:font-style="normal" fo:font-weight="normal" officeooo:rsid="000c288d" style:font-size-asian="14pt" style:font-size-complex="14pt"/>
    </style:style>
    <style:style style:name="T10" style:family="text">
      <style:text-properties fo:font-variant="normal" fo:text-transform="none" fo:color="#202124" loext:opacity="100%" style:font-name="TeX Gyre Schola" fo:font-size="14pt" fo:letter-spacing="normal" fo:font-style="normal" fo:font-weight="normal" officeooo:rsid="0026800c" style:font-size-asian="14pt" style:font-size-complex="14pt"/>
    </style:style>
    <style:style style:name="T11" style:family="text">
      <style:text-properties fo:font-variant="normal" fo:text-transform="none" fo:color="#202124" loext:opacity="100%" style:font-name="TeX Gyre Schola" fo:font-size="14pt" fo:letter-spacing="normal" fo:font-style="normal" fo:font-weight="normal" officeooo:rsid="00268887" style:font-size-asian="14pt" style:font-size-complex="14pt"/>
    </style:style>
    <style:style style:name="T12" style:family="text">
      <style:text-properties fo:font-variant="normal" fo:text-transform="none" fo:color="#202124" loext:opacity="100%" style:font-name="TeX Gyre Schola" fo:font-size="14pt" fo:letter-spacing="normal" fo:font-style="normal" fo:font-weight="normal" officeooo:rsid="00284e4a" style:font-size-asian="14pt" style:font-size-complex="14pt"/>
    </style:style>
    <style:style style:name="T13" style:family="text">
      <style:text-properties fo:font-variant="normal" fo:text-transform="none" fo:color="#202124" loext:opacity="100%" style:font-name="TeX Gyre Schola" fo:font-size="14pt" fo:letter-spacing="normal" fo:font-style="normal" fo:font-weight="normal" officeooo:rsid="000e0110" style:font-size-asian="14pt" style:font-size-complex="14pt"/>
    </style:style>
    <style:style style:name="T14" style:family="text">
      <style:text-properties fo:font-variant="normal" fo:text-transform="none" fo:color="#202124" loext:opacity="100%" style:font-name="TeX Gyre Schola" fo:font-size="14pt" fo:letter-spacing="normal" fo:font-style="normal" fo:font-weight="normal" officeooo:rsid="0028e4b8" style:font-size-asian="14pt" style:font-size-complex="14pt"/>
    </style:style>
    <style:style style:name="T15" style:family="text">
      <style:text-properties fo:font-variant="normal" fo:text-transform="none" fo:color="#202124" loext:opacity="100%" style:font-name="TeX Gyre Schola" fo:font-size="14pt" fo:letter-spacing="normal" fo:font-style="normal" fo:font-weight="normal" officeooo:rsid="002a57a7" style:font-size-asian="14pt" style:font-size-complex="14pt"/>
    </style:style>
    <style:style style:name="T16" style:family="text">
      <style:text-properties fo:font-variant="normal" fo:text-transform="none" fo:color="#202124" loext:opacity="100%" style:font-name="TeX Gyre Schola" fo:font-size="14pt" fo:letter-spacing="normal" fo:font-style="normal" fo:font-weight="normal" officeooo:rsid="002ab49c" style:font-size-asian="14pt" style:font-size-complex="14pt"/>
    </style:style>
    <style:style style:name="T17" style:family="text">
      <style:text-properties fo:font-variant="normal" fo:text-transform="none" fo:color="#202124" loext:opacity="100%" style:font-name="TeX Gyre Schola" fo:font-size="14pt" fo:letter-spacing="normal" fo:font-style="normal" fo:font-weight="normal" officeooo:rsid="002adc3a" style:font-size-asian="14pt" style:font-size-complex="14pt"/>
    </style:style>
    <style:style style:name="T18" style:family="text">
      <style:text-properties fo:font-variant="normal" fo:text-transform="none" fo:color="#202124" loext:opacity="100%" style:font-name="TeX Gyre Schola" fo:font-size="14pt" fo:letter-spacing="normal" fo:font-style="normal" fo:font-weight="normal" officeooo:rsid="000e0110" style:font-name-asian="Noto Serif CJK SC" style:font-size-asian="14pt" style:font-name-complex="Lohit Devanagari" style:font-size-complex="14pt"/>
    </style:style>
    <style:style style:name="T19" style:family="text">
      <style:text-properties fo:font-variant="normal" fo:text-transform="none" fo:color="#202124" loext:opacity="100%" style:font-name="TeX Gyre Schola" fo:font-size="14pt" fo:letter-spacing="normal" fo:font-style="normal" fo:font-weight="normal" officeooo:rsid="0028e4b8" style:font-name-asian="TeX Gyre Schola1" style:font-size-asian="14pt" style:font-name-complex="TeX Gyre Schola1" style:font-size-complex="14pt"/>
    </style:style>
    <style:style style:name="T20" style:family="text">
      <style:text-properties fo:font-variant="normal" fo:text-transform="none" fo:color="#202124" loext:opacity="100%" style:font-name="TeX Gyre Schola1" fo:font-size="14pt" fo:letter-spacing="normal" fo:font-style="normal" fo:font-weight="normal" officeooo:rsid="0028e4b8" style:font-name-asian="TeX Gyre Schola1" style:font-size-asian="14pt" style:font-name-complex="TeX Gyre Schola1" style:font-size-complex="14pt"/>
    </style:style>
    <style:style style:name="T21" style:family="text">
      <style:text-properties fo:font-variant="normal" fo:text-transform="none" fo:color="#202124" loext:opacity="100%" fo:font-size="14pt" fo:letter-spacing="normal" fo:font-style="normal" fo:font-weight="normal" style:font-size-asian="14pt" style:font-size-complex="14pt"/>
    </style:style>
    <style:style style:name="T22" style:family="text">
      <style:text-properties fo:font-variant="normal" fo:text-transform="none" fo:color="#202124" loext:opacity="100%" fo:font-size="14pt" fo:letter-spacing="normal" fo:font-style="normal" fo:font-weight="normal" officeooo:rsid="00284e4a" style:font-size-asian="14pt" style:font-size-complex="14pt"/>
    </style:style>
    <style:style style:name="T23" style:family="text">
      <style:text-properties fo:font-variant="normal" fo:text-transform="none" fo:color="#202124" loext:opacity="100%" fo:font-size="14pt" fo:letter-spacing="normal" fo:font-style="normal" fo:font-weight="normal" officeooo:rsid="001ae06f" style:font-size-asian="14pt" style:font-size-complex="14pt"/>
    </style:style>
    <style:style style:name="T24" style:family="text">
      <style:text-properties fo:font-variant="normal" fo:text-transform="none" fo:color="#202124" loext:opacity="100%" fo:letter-spacing="normal" fo:font-style="normal" fo:font-weight="normal"/>
    </style:style>
    <style:style style:name="T25" style:family="text">
      <style:text-properties fo:font-variant="normal" fo:text-transform="none" fo:color="#202124" loext:opacity="100%" fo:letter-spacing="normal" fo:font-style="normal" fo:font-weight="normal" officeooo:rsid="00284e4a"/>
    </style:style>
    <style:style style:name="T26" style:family="text">
      <style:text-properties fo:font-variant="normal" fo:text-transform="none" fo:color="#202124" loext:opacity="100%" fo:letter-spacing="normal" fo:font-style="normal" fo:font-weight="normal" officeooo:rsid="001ae06f"/>
    </style:style>
    <style:style style:name="T27" style:family="text">
      <style:text-properties fo:font-variant="normal" fo:text-transform="none" fo:letter-spacing="normal" fo:font-style="normal" fo:font-weight="normal"/>
    </style:style>
    <style:style style:name="T28" style:family="text">
      <style:text-properties fo:font-variant="normal" fo:text-transform="none" fo:letter-spacing="normal" fo:font-style="normal" fo:font-weight="normal" officeooo:rsid="000fa53b"/>
    </style:style>
    <style:style style:name="T29" style:family="text">
      <style:text-properties fo:font-variant="normal" fo:text-transform="none" fo:color="#ff0000" loext:opacity="100%" style:font-name="TeX Gyre Pagella" fo:font-size="14pt" fo:letter-spacing="normal" fo:font-style="normal" fo:font-weight="normal" officeooo:rsid="000e0110" style:font-name-asian="TeX Gyre Pagella" style:font-size-asian="14pt" style:font-name-complex="TeX Gyre Pagella" style:font-size-complex="14pt"/>
    </style:style>
    <style:style style:name="T30" style:family="text">
      <style:text-properties fo:font-variant="normal" fo:text-transform="none" fo:color="#ff0000" loext:opacity="100%" style:font-name="TeX Gyre Schola" fo:font-size="14pt" fo:letter-spacing="normal" fo:font-style="normal" fo:font-weight="normal" style:font-size-asian="14pt" style:font-size-complex="14pt"/>
    </style:style>
    <style:style style:name="T31" style:family="text">
      <style:text-properties fo:font-variant="normal" fo:text-transform="none" fo:color="#ff0000" loext:opacity="100%" style:font-name="TeX Gyre Schola" fo:font-size="14pt" fo:letter-spacing="normal" fo:font-style="normal" fo:font-weight="normal" officeooo:rsid="0019d60a" style:font-size-asian="14pt" style:font-size-complex="14pt"/>
    </style:style>
    <style:style style:name="T32" style:family="text">
      <style:text-properties fo:font-variant="normal" fo:text-transform="none" fo:color="#ff0000" loext:opacity="100%" style:font-name="TeX Gyre Schola" fo:font-size="14pt" fo:letter-spacing="normal" fo:font-style="normal" fo:font-weight="normal" officeooo:rsid="0007c8ce" style:font-size-asian="14pt" style:font-size-complex="14pt"/>
    </style:style>
    <style:style style:name="T33" style:family="text">
      <style:text-properties fo:font-variant="normal" fo:text-transform="none" fo:color="#ff0000" loext:opacity="100%" style:font-name="TeX Gyre Schola" fo:font-size="14pt" fo:letter-spacing="normal" fo:font-style="normal" fo:font-weight="normal" officeooo:rsid="000a5be7" style:font-size-asian="14pt" style:font-size-complex="14pt"/>
    </style:style>
    <style:style style:name="T34" style:family="text">
      <style:text-properties fo:font-variant="normal" fo:text-transform="none" fo:color="#ff0000" loext:opacity="100%" style:font-name="TeX Gyre Schola" fo:font-size="14pt" fo:letter-spacing="normal" fo:font-style="normal" fo:font-weight="normal" officeooo:rsid="00284e4a" style:font-size-asian="14pt" style:font-size-complex="14pt"/>
    </style:style>
    <style:style style:name="T35" style:family="text">
      <style:text-properties fo:font-variant="normal" fo:text-transform="none" fo:color="#ff0000" loext:opacity="100%" style:font-name="TeX Gyre Schola" fo:font-size="14pt" fo:letter-spacing="normal" fo:font-style="normal" fo:font-weight="normal" officeooo:rsid="002e3a28" style:font-size-asian="14pt" style:font-size-complex="14pt"/>
    </style:style>
    <style:style style:name="T36" style:family="text">
      <style:text-properties fo:font-variant="normal" fo:text-transform="none" fo:color="#ff0000" loext:opacity="100%" style:font-name="TeX Gyre Schola" fo:font-size="14pt" fo:letter-spacing="normal" fo:font-style="normal" fo:font-weight="normal" officeooo:rsid="0006c02e" style:font-size-asian="14pt" style:font-size-complex="14pt"/>
    </style:style>
    <style:style style:name="T37" style:family="text">
      <style:text-properties fo:font-variant="normal" fo:text-transform="none" fo:color="#ff0000" loext:opacity="100%" style:font-name="TeX Gyre Schola" fo:font-size="14pt" fo:letter-spacing="normal" fo:font-style="normal" fo:font-weight="normal" officeooo:rsid="000c288d" style:font-size-asian="14pt" style:font-size-complex="14pt"/>
    </style:style>
    <style:style style:name="T38" style:family="text">
      <style:text-properties fo:font-variant="normal" fo:text-transform="none" fo:color="#000000" loext:opacity="100%" fo:letter-spacing="normal"/>
    </style:style>
    <style:style style:name="T39" style:family="text">
      <style:text-properties fo:font-variant="normal" fo:text-transform="none" fo:color="#000000" loext:opacity="100%" fo:letter-spacing="normal" fo:font-style="normal" fo:font-weight="normal"/>
    </style:style>
    <style:style style:name="T40" style:family="text">
      <style:text-properties officeooo:rsid="0015e4ff"/>
    </style:style>
    <style:style style:name="T41" style:family="text">
      <style:text-properties officeooo:rsid="0016bd94"/>
    </style:style>
    <style:style style:name="T42" style:family="text">
      <style:text-properties style:text-underline-style="none"/>
    </style:style>
    <style:style style:name="T43" style:family="text">
      <style:text-properties officeooo:rsid="00284e4a"/>
    </style:style>
    <style:style style:name="T44" style:family="text">
      <style:text-properties fo:color="#202124" loext:opacity="100%" fo:font-style="normal" fo:font-weight="normal" officeooo:rsid="001ae06f"/>
    </style:style>
    <style:style style:name="T45" style:family="text">
      <style:text-properties style:font-name="Verdana" fo:font-size="10.5pt"/>
    </style:style>
    <style:style style:name="T46" style:family="text">
      <style:text-properties style:font-name="Verdana" fo:font-size="10.5pt" fo:font-style="normal" fo:font-weight="normal"/>
    </style:style>
    <style:style style:name="T47" style:family="text">
      <style:text-properties fo:font-size="10.5pt"/>
    </style:style>
    <style:style style:name="T48" style:family="text">
      <style:text-properties fo:font-size="10.5pt" fo:font-style="normal" fo:font-weight="normal"/>
    </style:style>
    <style:style style:name="T49" style:family="text">
      <style:text-properties fo:font-style="normal" fo:font-weight="normal"/>
    </style:style>
    <style:style style:name="T50" style:family="text">
      <style:text-properties fo:color="#000000" loext:opacity="100%"/>
    </style:style>
    <style:style style:name="T51" style:family="text">
      <style:text-properties fo:color="#000000" loext:opacity="100%" style:font-name="Verdana" fo:font-size="10.5pt"/>
    </style:style>
    <style:style style:name="T52" style:family="text">
      <style:text-properties fo:color="#000000" loext:opacity="100%" fo:font-size="10.5pt"/>
    </style:style>
    <style:style style:name="T53" style:family="text">
      <style:text-properties officeooo:rsid="000e0110" style:font-size-asian="14pt" style:font-size-complex="14pt"/>
    </style:style>
    <style:style style:name="T54" style:family="text">
      <style:text-properties officeooo:rsid="0015e4ff" style:font-size-asian="14pt" style:font-size-complex="14pt"/>
    </style:style>
    <style:style style:name="T55" style:family="text">
      <style:text-properties officeooo:rsid="0007c8ce"/>
    </style:style>
    <style:style style:name="T56" style:family="text">
      <style:text-properties officeooo:rsid="000e011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2"><text:span text:style-name="T31">X</text:span><text:span text:style-name="T35">I</text:span><text:span text:style-name="T31">X</text:span><text:span text:style-name="T30"> Domingo de</text:span><text:span text:style-name="T31">l</text:span><text:span text:style-name="T30"> </text:span><text:span text:style-name="T31">Ordinario</text:span></text:p>
      <text:p text:style-name="P5"/>
      <text:p text:style-name="P13">PROPIO DEL <text:span text:style-name="T42">TIEMPO</text:span></text:p>
      <text:p text:style-name="P6"/>
      <text:p text:style-name="P2">PRIMERA LECTURA</text:p>
      <text:p text:style-name="P2"/>
      <text:p text:style-name="P20">Con la fuerza del aquel alimento, caminó hasta el monte de Dios</text:p>
      <text:p text:style-name="P7"/>
      <text:p text:style-name="P33"><text:span text:style-name="T2">Lectura del libro </text:span><text:span text:style-name="T3">primer libro de los Reyes</text:span><text:span text:style-name="T2"><text:tab/></text:span><text:span text:style-name="T36">19, 4-8</text:span></text:p>
      <text:p text:style-name="P7"/>
      <text:p text:style-name="P18"><text:span text:style-name="T44"><text:tab/></text:span>En aquellos días, Elías continuó por el desierto una jornada de camino, y, al final, se sentó bajo una retama y se deseó la muerte:</text:p>
      <text:p text:style-name="P19"><text:tab/>—<text:span text:style-name="T49">«¡Basta, Señor! ¡Quítame la vida, que yo no valgo más que mis padres!»—.</text:span></text:p>
      <text:p text:style-name="P18"><text:tab/>Se echó bajo la remata y se durmió. De pronto un ángel lo tocó y le dijo:</text:p>
      <text:p text:style-name="P19"><text:tab/>—<text:span text:style-name="T49">«¡Levántate, come!»—.</text:span></text:p>
      <text:p text:style-name="P18"><text:tab/>Miró Elías, y vio a su cabecera un pan cocido sobre piedras y un jarro de agua. Comió, bebió y se volvió a echar. Pero el ángel del Señor le volvió a tocar y le dijo:</text:p>
      <text:p text:style-name="P19"><text:tab/>—<text:span text:style-name="T49">«¡Levántate, come!, que el camino es superior a tus fuerzas»—.</text:span></text:p>
      <text:p text:style-name="P18"><text:tab/>Elías se levantó, comió y bebió, y, con la fuerza de aquel alimento, caminó cuarenta días y cuarenta noches hasta el Horeb, el monte de Dios.</text:p>
      <text:p text:style-name="P9"/>
      <text:p text:style-name="P9">Palabra de Dios.</text:p>
      <text:p text:style-name="P9"/>
      <text:p text:style-name="P22"><text:span text:style-name="T55">Salmo responsorial </text:span>33, 2-3. 4-5. 6-7. 8-9 (R.: 9a)</text:p>
      <text:p text:style-name="P10"/>
      <text:p text:style-name="P34"><text:span text:style-name="T32">R.</text:span><text:span text:style-name="T5"><text:tab/></text:span><text:span text:style-name="T6">Gustad y ved qué bueno es el Señor.</text:span></text:p>
      <text:p text:style-name="P7"/>
      <text:p text:style-name="P14"><text:span text:style-name="T1"><text:tab/></text:span><text:span text:style-name="T7">Bendigo al Señor en todo momento,</text:span></text:p>
      <text:p text:style-name="P14"><text:span text:style-name="T1"><text:tab/><text:tab/>su alabanza está siempre en mi boca;</text:span></text:p>
      <text:p text:style-name="P14"><text:span text:style-name="T1"><text:tab/><text:tab/>mi alma se gloría en el Señor:</text:span></text:p>
      <text:p text:style-name="P33"><text:span text:style-name="T1"><text:tab/><text:tab/>que los humildes lo escuchen y se alegren.<text:tab/></text:span><text:span text:style-name="T32">R.</text:span></text:p>
      <text:p text:style-name="P7"/>
      <text:p text:style-name="P14"><text:soft-page-break/><text:span text:style-name="T1"><text:tab/></text:span><text:span text:style-name="T7">Proclamad conmigo la grandeza del Señor,</text:span></text:p>
      <text:p text:style-name="P14"><text:span text:style-name="T1"><text:tab/><text:tab/></text:span><text:span text:style-name="T7">ensalcemos juntos su nombre.</text:span></text:p>
      <text:p text:style-name="P14"><text:span text:style-name="T1"><text:tab/><text:tab/></text:span><text:span text:style-name="T7">Yo consulté al Señor, y me respondió,</text:span></text:p>
      <text:p text:style-name="P33"><text:span text:style-name="T1"><text:tab/><text:tab/>me libró de todas mis ansias.<text:tab/></text:span><text:span text:style-name="T32">R.</text:span></text:p>
      <text:p text:style-name="P7"/>
      <text:p text:style-name="P14"><text:span text:style-name="T1"><text:tab/></text:span><text:span text:style-name="T7">Contempladlo, y quedaréis radiantes,</text:span></text:p>
      <text:p text:style-name="P14"><text:span text:style-name="T1"><text:tab/><text:tab/></text:span><text:span text:style-name="T7">vuestro rostro no se avergonzará.</text:span></text:p>
      <text:p text:style-name="P14"><text:span text:style-name="T1"><text:tab/><text:tab/></text:span><text:span text:style-name="T7">Si el afligido invoca al Señor, él lo escucha</text:span></text:p>
      <text:p text:style-name="P33"><text:span text:style-name="T1"><text:tab/><text:tab/>y lo salva de sus angustias.<text:tab/><text:tab/></text:span><text:span text:style-name="T33">R.</text:span></text:p>
      <text:p text:style-name="P4"/>
      <text:p text:style-name="P36"><text:span text:style-name="T33"><text:tab/></text:span><text:span text:style-name="T7">El ángel del Señor acampa</text:span></text:p>
      <text:p text:style-name="P36"><text:span text:style-name="T1"><text:tab/><text:tab/></text:span><text:span text:style-name="T7">en torno a sus fieles y los protege.</text:span></text:p>
      <text:p text:style-name="P36"><text:span text:style-name="T1"><text:tab/><text:tab/></text:span><text:span text:style-name="T7">Gustad y ved qué bueno es el Señor,</text:span></text:p>
      <text:p text:style-name="P33"><text:span text:style-name="T8"><text:tab/><text:tab/>dichoso el que se acoge a él.<text:tab/></text:span><text:span text:style-name="T33">R.</text:span></text:p>
      <text:p text:style-name="P7"/>
      <text:p text:style-name="P1"><text:span text:style-name="T28">S</text:span><text:span text:style-name="T27">E</text:span><text:span text:style-name="T28">GUND</text:span><text:span text:style-name="T27">A LECTURA</text:span></text:p>
      <text:p text:style-name="P7"/>
      <text:p text:style-name="P23">Vivid en el amor como Cristo</text:p>
      <text:p text:style-name="P8"/>
      <text:p text:style-name="P37"><text:span text:style-name="T9">Lectura de l</text:span><text:span text:style-name="T10">a</text:span><text:span text:style-name="T9"> </text:span><text:span text:style-name="T10">carta del apóstol san Pablo a los Efesios</text:span><text:span text:style-name="T9"><text:tab/></text:span><text:span text:style-name="T37">4, 30-5, 2</text:span></text:p>
      <text:p text:style-name="P8"/>
      <text:p text:style-name="P39"><text:span text:style-name="T24"><text:tab/></text:span><text:span text:style-name="T25">Hermanos:</text:span></text:p>
      <text:p text:style-name="P39"><text:span text:style-name="T25"><text:tab/></text:span><text:span text:style-name="T39">No pongáis triste al Espíritu Santo de Dios con que él os ha marcado para el día de la liberación final.</text:span></text:p>
      <text:p text:style-name="P39"><text:span text:style-name="T39"><text:tab/>Desterrad de vosotros la amargura, la ira, los enfados e insultos y toda la maldad. Sed buenos, comprensivos, perdonándoos unos a otros como Dios os perdonó en Cristo.</text:span></text:p>
      <text:p text:style-name="P39"><text:span text:style-name="T39"><text:tab/>Sed imitadores de Dios, como hijos queridos, y vivid en el amor como Cristo os amó y se entregó por nosotros a Dios como oblación y víctima de suave olor.</text:span></text:p>
      <text:p text:style-name="P7"/>
      <text:p text:style-name="P11">Palabra de Dios.</text:p>
      <text:p text:style-name="P11"/>
      <text:p text:style-name="P11"/>
      <text:p text:style-name="P11"/>
      <text:p text:style-name="P21"><text:soft-page-break/><text:span text:style-name="T56">Aleluy</text:span><text:span text:style-name="T40">a<text:tab/></text:span>Jn 6, 51</text:p>
      <text:p text:style-name="P31"><text:span text:style-name="T50">Yo soy el pan vivo que ha bajado del cielo</text:span></text:p>
      <text:p text:style-name="P31"><text:span text:style-name="T50">—dice el Señor—;</text:span></text:p>
      <text:p text:style-name="P25">el que coma de este pan vivirá para siempre.</text:p>
      <text:p text:style-name="P11"/>
      <text:p text:style-name="P3">EVANGELIO</text:p>
      <text:p text:style-name="P12"/>
      <text:p text:style-name="P24">Yo soy el pan vivo que ha bajado del cielo</text:p>
      <text:p text:style-name="P7"/>
      <text:p text:style-name="P38"><text:span text:style-name="T29">✠</text:span><text:span text:style-name="T18"> </text:span><text:span text:style-name="T13">Lectura del santo evangelio según san </text:span><text:span text:style-name="T12">Juan</text:span><text:span text:style-name="T1"><text:tab/><text:tab/></text:span><text:span text:style-name="T34">6, 41-51</text:span></text:p>
      <text:p text:style-name="P29"/>
      <text:p text:style-name="P39"><text:span text:style-name="T24"><text:tab/></text:span><text:span text:style-name="T26">En aquel tiempo, los judíos criticaban a Jesús porque había dicho: «Yo soy el pan bajado del cielo», y decían:</text:span></text:p>
      <text:p text:style-name="P39"><text:span text:style-name="T26"><text:tab/></text:span><text:span text:style-name="T38">—</text:span><text:span text:style-name="T39">«No es éste Jesús, el hijo de José? ¿No conocemos a su padre y a su madre? ¿Cómo dice ahora que ha bajado del cielo?»—.</text:span></text:p>
      <text:p text:style-name="P39"><text:span text:style-name="T39"><text:tab/>Jesús tomó la palabra y les dijo:</text:span></text:p>
      <text:p text:style-name="P39"><text:span text:style-name="T39"><text:tab/></text:span><text:span text:style-name="T38">—</text:span><text:span text:style-name="T39">«No critiquéis. Nadie puede venir a mí, si no lo atrae el Padre que me ha enviado.</text:span></text:p>
      <text:p text:style-name="P39"><text:span text:style-name="T39"><text:tab/>Y yo lo resucitaré el último día.</text:span></text:p>
      <text:p text:style-name="P39"><text:span text:style-name="T39"><text:tab/>Está escrito en los profetas: "Serán todos discípulos de Dios".</text:span></text:p>
      <text:p text:style-name="P39"><text:span text:style-name="T39"><text:tab/>Todo el que escucha lo que dice el Padre y aprende viene a mí.</text:span></text:p>
      <text:p text:style-name="P39"><text:span text:style-name="T39"><text:tab/>No es que nadie haya visto al Padre, a no ser el que procede de Dios: ése ha visto al Padre.</text:span></text:p>
      <text:p text:style-name="P39"><text:span text:style-name="T39"><text:tab/>Os lo aseguro: el que cree tiene vida eterna.</text:span></text:p>
      <text:p text:style-name="P39"><text:span text:style-name="T39"><text:tab/>Yo soy el pan de la vida. Vuestros padres comieron en el desierto el maná y murieron: éste es el pan que baja del cielo, para que el hombre coma de él y no muera.</text:span></text:p>
      <text:p text:style-name="P39"><text:span text:style-name="T39"><text:tab/>Yo soy el pan de vivo que ha bajado del cielo; el que coma de este pan vivirá para siempre.</text:span></text:p>
      <text:p text:style-name="P39"><text:span text:style-name="T39"><text:tab/>Y el pan que yo daré es mi carne para la vida del mundo»—.</text:span></text:p>
      <text:p text:style-name="P7"/>
      <text:p text:style-name="P12">Palabra de<text:span text:style-name="T41">l</text:span> <text:span text:style-name="T41">Señor</text:span>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TeX Gyre Pagella" svg:font-family="'TeX Gyre Pagella'"/>
    <style:font-face style:name="TeX Gyre Schola1" svg:font-family="'TeX Gyre Schola'"/>
    <style:font-face style:name="Verdana" svg:font-family="Verdana, Arial, Helvetica, sans-serif"/>
    <style:font-face style:name="TeX Gyre Schola" svg:font-family="'TeX Gyre Schola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1.499cm" fo:margin-bottom="1.499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5-20T19:53:14.394857212</meta:creation-date>
    <dc:date>2021-07-26T10:33:06.161024140</dc:date>
    <meta:editing-duration>PT1H49M57S</meta:editing-duration>
    <meta:editing-cycles>33</meta:editing-cycles>
    <meta:generator>LibreOffice/7.1.3.2$Linux_X86_64 LibreOffice_project/10$Build-2</meta:generator>
    <meta:document-statistic meta:table-count="0" meta:image-count="0" meta:object-count="0" meta:page-count="3" meta:paragraph-count="59" meta:word-count="648" meta:character-count="3302" meta:non-whitespace-character-count="2666"/>
  </office:meta>
</office:document-meta>
</file>